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2.26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6" style:family="table-cell" style:parent-style-name="Default" style:data-style-name="N4">
      <style:table-cell-properties fo:background-color="#3faf46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74pt solid #000000" fo:background-color="#3faf46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 style:data-style-name="N4">
      <style:text-properties fo:font-size="14pt" style:font-size-asian="14pt" style:font-size-complex="14pt"/>
    </style:style>
    <style:style style:name="ce23" style:family="table-cell" style:parent-style-name="Default" style:data-style-name="N130">
      <style:table-cell-properties fo:background-color="#ffff00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" table:maximum-difference="0.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8"/>
        <table:table-column table:style-name="co2" table:default-cell-style-name="ce3"/>
        <table:table-column table:style-name="co4" table:default-cell-style-name="ce3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Thrust Vector Control Actuator Sizing Calculator</text:p>
          </table:table-cell>
          <table:table-cell table:number-columns-repeated="2"/>
          <table:table-cell office:value-type="string" calcext:value-type="string">
            <text:p>John Nguyen</text:p>
          </table:table-cell>
          <table:table-cell table:style-name="ce3" office:value-type="string" calcext:value-type="string">
            <text:p>5 June 202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ntrol Authority Requirements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Speed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eg/s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Acceleration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deg/s^2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Rang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deg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Torque Contributors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Angular Acceleration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Combustion Chamber Mass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oment of Inertia About Yaw</text:p>
          </table:table-cell>
          <table:table-cell table:formula="of:=[.B9]+[.B8]*[.B10]^2" office:value-type="float" office:value="329.333333333333" calcext:value-type="float">
            <text:p>329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Uses parallel axis theorem to calculate total moment of inert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ber C.G. Moment of Inertia</text:p>
          </table:table-cell>
          <table:table-cell table:style-name="ce6" table:formula="of:=13/12*14^2" office:value-type="float" office:value="212.333333333333" calcext:value-type="float">
            <text:p>212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Moment of Inertia About Pitch</text:p>
          </table:table-cell>
          <table:table-cell table:formula="of:=[.B9]+[.B8]*[.B11]^2" office:value-type="float" office:value="537.333333333333" calcext:value-type="float">
            <text:p>537.33</text:p>
          </table:table-cell>
          <table:table-cell office:value-type="string" calcext:value-type="string">
            <text:p>Lbm-in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G. Distance from Pivot (Yaw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Acceleration Torque</text:p>
          </table:table-cell>
          <table:table-cell table:formula="of:=[.E8]*[.B4]/12*PI()/180/32.174" office:value-type="float" office:value="1.48876706948537" calcext:value-type="float">
            <text:p>1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Torque = MoI *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.G. Distance from Pivot (Pitch)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tch Acceleration Torque</text:p>
          </table:table-cell>
          <table:table-cell table:formula="of:=[.E9]*[.B4]/12*PI()/180/32.174" office:value-type="float" office:value="2.4290410081077" calcext:value-type="float">
            <text:p>2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earing Rolling and Starting Resistance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Bearing Rolling Resistance (Yaw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Yaw Rolling Resistance</text:p>
          </table:table-cell>
          <table:table-cell table:formula="of:=[.B19]*[.B14]*[.B13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olling resistance = Radial load * rolling resistance coeff. * radi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ring Race Diameter (Yaw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Starting Torque</text:p>
          </table:table-cell>
          <table:table-cell table:formula="of:=[.B15]*[.B14]/2*[.B19]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Radial load * Static friction coeff. * radius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Bearing Static Friction Coeff. (Yaw)</text:p>
          </table:table-cell>
          <table:table-cell table:style-name="ce19" office:value-type="float" office:value="0.05" calcext:value-type="float">
            <text:p>0.05</text:p>
          </table:table-cell>
          <table:table-cell table:style-name="ce14"/>
          <table:table-cell office:value-type="string" calcext:value-type="string">
            <text:p>Pitch Rolling Resistance</text:p>
          </table:table-cell>
          <table:table-cell table:formula="of:=[.B16]*[.B17]*[.B19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olling Resistance (Pitch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Pitch Starting Torque</text:p>
          </table:table-cell>
          <table:table-cell table:formula="of:=[.B19]*[.B18]*[.B17]/2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ace Diameter (Pitch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Bearing Static Friction Coeff. (Pitch)</text:p>
          </table:table-cell>
          <table:table-cell table:style-name="ce5" office:value-type="float" office:value="0.05" calcext:value-type="float">
            <text:p>0.05</text:p>
          </table:table-cell>
          <table:table-cell/>
          <table:table-cell table:style-name="ce7" office:value-type="string" calcext:value-type="string">
            <text:p>Due to TVC actuators operating at low speeds, grease viscosity is assumed to be insignificant</text:p>
          </table:table-cell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Engine Thrust</text:p>
          </table:table-cell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lbf</text:p>
          </table:table-cell>
          <table:table-cell table:style-name="ce7" office:value-type="string" calcext:value-type="string">
            <text:p>Bearing seal friction may be accounted for by increasing the resistance coefficients</text:p>
          </table:table-cell>
          <table:table-cell table:style-name="ce3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otal Yaw Running Torque</text:p>
          </table:table-cell>
          <table:table-cell table:formula="of:=[.E10]+[.E13]" office:value-type="float" office:value="4.48876706948537" calcext:value-type="float">
            <text:p>4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unning torque = acceleration torque + rolling resistance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Total Yaw Starting Torque</text:p>
          </table:table-cell>
          <table:table-cell table:formula="of:=[.E14]+[.E10]" office:value-type="float" office:value="76.4887670694854" calcext:value-type="float">
            <text:p>76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acceleration torque + starting resist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 Pitch Running Torque</text:p>
          </table:table-cell>
          <table:table-cell table:formula="of:=[.E11]+[.E15]" office:value-type="float" office:value="5.4290410081077" calcext:value-type="float">
            <text:p>5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Pitch Starting Torque</text:p>
          </table:table-cell>
          <table:table-cell table:formula="of:=[.E16]+[.E11]" office:value-type="float" office:value="77.4290410081077" calcext:value-type="float">
            <text:p>77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Actuator Sizing Assumptions:</text:p>
          </table:table-cell>
          <table:table-cell table:style-name="ce7" office:value-type="string" calcext:value-type="string">
            <text:p>Actuator force has no significant effect on bearing resistance torque</text:p>
          </table:table-cell>
          <table:table-cell table:style-name="ce7" table:number-columns-repeated="4"/>
          <table:table-cell table:style-name="ce7" office:value-type="string" calcext:value-type="string">
            <text:p>Small angle of actuator travel→Cosine loss insignificant </text:p>
          </table:table-cell>
          <table:table-cell table:style-name="ce7" table:number-columns-repeated="7"/>
          <table:table-cell table:style-name="Default"/>
        </table:table-row>
        <table:table-row table:style-name="ro1">
          <table:table-cell table:style-name="Default"/>
          <table:table-cell table:style-name="ce7" office:value-type="string" calcext:value-type="string">
            <text:p>Single actuator per axis</text:p>
          </table:table-cell>
          <table:table-cell table:style-name="ce7" table:number-columns-repeated="2"/>
          <table:table-cell table:style-name="ce7" office:value-type="string" calcext:value-type="string">
            <text:p>Force sized for starting torque</text:p>
          </table:table-cell>
          <table:table-cell table:style-name="ce7" table:number-columns-repeated="2"/>
          <table:table-cell table:style-name="ce7" office:value-type="string" calcext:value-type="string">
            <text:p>Fluids connections not accounted</text:p>
          </table:table-cell>
          <table:table-cell table:style-name="ce7"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Linear Actuator Selection – Given Force</text:p>
          </table:table-cell>
          <table:table-cell table:number-columns-repeated="2"/>
          <table:table-cell table:style-name="ce1" office:value-type="string" calcext:value-type="string">
            <text:p>Yaw Axis Given Linear Force</text:p>
          </table:table-cell>
          <table:table-cell table:style-name="ce3"/>
          <table:table-cell table:number-columns-repeated="4"/>
          <table:table-cell table:style-name="ce1" office:value-type="string" calcext:value-type="string">
            <text:p>Pitch Axis Given Fo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ar forc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Mounting radius</text:p>
          </table:table-cell>
          <table:table-cell table:formula="of:=[.$E$23]/[.$B$27]" office:value-type="float" office:value="3.87145205040539" calcext:value-type="float">
            <text:p>3.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$E$27]" office:value-type="float" office:value="2.02708755337978" calcext:value-type="float">
            <text:p>2.03</text:p>
          </table:table-cell>
          <table:table-cell office:value-type="string" calcext:value-type="string">
            <text:p>in/s</text:p>
          </table:table-cell>
          <table:table-cell office:value-type="string" calcext:value-type="string">
            <text:p>Mounting radius</text:p>
          </table:table-cell>
          <table:table-cell table:style-name="ce8" table:formula="of:=[.$E$21]/[.$B$27]" office:value-type="float" office:value="3.82443835347427" calcext:value-type="float">
            <text:p>3.8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K$27]" office:value-type="float" office:value="2.0024712392303" calcext:value-type="float">
            <text:p>2.00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office:value-type="string" calcext:value-type="string">
            <text:p>Pneumatics Pressu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ig</text:p>
          </table:table-cell>
          <table:table-cell office:value-type="string" calcext:value-type="string">
            <text:p>Output Power</text:p>
          </table:table-cell>
          <table:table-cell table:formula="of:=[.B27]*[.H27]/12*1.356" office:value-type="float" office:value="4.58121787063831" calcext:value-type="float">
            <text:p>4.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neumatic Diam.</text:p>
          </table:table-cell>
          <table:table-cell table:style-name="ce8" table:formula="of:=SQRT([.B27]*PI()/4/[.B28])" office:value-type="float" office:value="0.361800627279134" calcext:value-type="float">
            <text:p>0.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put Power</text:p>
          </table:table-cell>
          <table:table-cell table:style-name="ce8" table:formula="of:=[.$B$27]*[.$N$27]/12*1.356" office:value-type="float" office:value="4.52558500066048" calcext:value-type="float">
            <text:p>4.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20psi Pneumatic Diam.</text:p>
          </table:table-cell>
          <table:table-cell table:style-name="ce8" table:formula="of:=SQRT([.B27]*PI()/[.B28]/4)" office:value-type="float" office:value="0.361800627279134" calcext:value-type="float">
            <text:p>0.36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ear Stroke Length</text:p>
          </table:table-cell>
          <table:table-cell table:formula="of:=[.$E$27]*[.$B$5]*PI()/180" office:value-type="float" office:value="0.675695851126594" calcext:value-type="float">
            <text:p>0.6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H28]^2/4*PI()*[.H27]/1728*134.7/14.7*60" office:value-type="float" office:value="0.0663069104527288" calcext:value-type="float">
            <text:p>0.0663</text:p>
          </table:table-cell>
          <table:table-cell office:value-type="string" calcext:value-type="string">
            <text:p>SCFM</text:p>
          </table:table-cell>
          <table:table-cell office:value-type="string" calcext:value-type="string">
            <text:p>Linear Stroke Length</text:p>
          </table:table-cell>
          <table:table-cell table:style-name="ce8" table:formula="of:=[.K27]*[.$B$5]*PI()/180" office:value-type="float" office:value="0.667490413076767" calcext:value-type="float">
            <text:p>0.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N28]^2/4*PI()*[.N27]/1728*60*134.7/14.7" office:value-type="float" office:value="0.0655017001719669" calcext:value-type="float">
            <text:p>0.0655</text:p>
          </table:table-cell>
          <table:table-cell office:value-type="string" calcext:value-type="string">
            <text:p>SCF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verse Displacement</text:p>
          </table:table-cell>
          <table:table-cell table:formula="of:=[.$E$27]*(1-COS(RADIANS([.$B$5])))" office:value-type="float" office:value="0.0588160557511523" calcext:value-type="float">
            <text:p>0.06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Transverse Displacement</text:p>
          </table:table-cell>
          <table:table-cell table:style-name="ce8" table:formula="of:=[.$K$27]*(1-COS(RADIANS([.$B$5])))" office:value-type="float" office:value="0.0581018120555656" calcext:value-type="float">
            <text:p>0.06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ear Actuator Selection – Given Mounting Radius</text:p>
          </table:table-cell>
          <table:table-cell table:number-columns-repeated="2"/>
          <table:table-cell table:style-name="ce1" office:value-type="string" calcext:value-type="string">
            <text:p>Yaw Axis Given Mounting Radius</text:p>
          </table:table-cell>
          <table:table-cell table:style-name="ce3"/>
          <table:table-cell table:number-columns-repeated="4"/>
          <table:table-cell table:style-name="ce1" office:value-type="string" calcext:value-type="string">
            <text:p>Pitch Axis Given Mounting Radi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ing Radius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force</text:p>
          </table:table-cell>
          <table:table-cell table:formula="of:=[.E21]/[.B32]" office:value-type="float" office:value="15.2977534138971" calcext:value-type="float">
            <text:p>15.30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$B$32]" office:value-type="float" office:value="2.61799387799149" calcext:value-type="float">
            <text:p>2.62</text:p>
          </table:table-cell>
          <table:table-cell office:value-type="string" calcext:value-type="string">
            <text:p>in/s</text:p>
          </table:table-cell>
          <table:table-cell office:value-type="string" calcext:value-type="string">
            <text:p>Linear force</text:p>
          </table:table-cell>
          <table:table-cell table:style-name="ce8" table:formula="of:=[.E23]/[.B32]" office:value-type="float" office:value="15.4858082016215" calcext:value-type="float">
            <text:p>15.49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B32]" office:value-type="float" office:value="2.61799387799149" calcext:value-type="float">
            <text:p>2.62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office:value-type="string" calcext:value-type="string">
            <text:p>Pneumatics Pressu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ig</text:p>
          </table:table-cell>
          <table:table-cell office:value-type="string" calcext:value-type="string">
            <text:p>Output Power</text:p>
          </table:table-cell>
          <table:table-cell table:formula="of:=[.E32]*[.H32]/12*1.356" office:value-type="float" office:value="4.52558500066048" calcext:value-type="float">
            <text:p>4.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neumatic Diam.</text:p>
          </table:table-cell>
          <table:table-cell table:style-name="ce8" table:formula="of:=SQRT([.E32]*PI()/4/[.B33])" office:value-type="float" office:value="0.316423074319044" calcext:value-type="float">
            <text:p>0.3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put Power</text:p>
          </table:table-cell>
          <table:table-cell table:style-name="ce8" table:formula="of:=[.K32]*[.$N$32]/12*1.356" office:value-type="float" office:value="4.58121787063831" calcext:value-type="float">
            <text:p>4.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20psi Pneumatic Diam.</text:p>
          </table:table-cell>
          <table:table-cell table:style-name="ce8" table:formula="of:=SQRT([.K32]*PI()/[.B33]/4)" office:value-type="float" office:value="0.318362022969118" calcext:value-type="float">
            <text:p>0.32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ear Stroke Length</text:p>
          </table:table-cell>
          <table:table-cell table:formula="of:=[.$B$32]*[.$B$5]*PI()/180" office:value-type="float" office:value="0.872664625997165" calcext:value-type="float">
            <text:p>0.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H33]^2/4*PI()*[.H32]/1728*134.7/14.7*60" office:value-type="float" office:value="0.0655017001719669" calcext:value-type="float">
            <text:p>0.0655</text:p>
          </table:table-cell>
          <table:table-cell office:value-type="string" calcext:value-type="string">
            <text:p>SCFM</text:p>
          </table:table-cell>
          <table:table-cell office:value-type="string" calcext:value-type="string">
            <text:p>Linear Stroke Length</text:p>
          </table:table-cell>
          <table:table-cell table:style-name="ce8" table:formula="of:=[.B32]*[.$B$5]*PI()/180" office:value-type="float" office:value="0.872664625997165" calcext:value-type="float">
            <text:p>0.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N33]^2/4*PI()*[.N32]/1728*60*134.7/14.7" office:value-type="float" office:value="0.0663069104527288" calcext:value-type="float">
            <text:p>0.0663</text:p>
          </table:table-cell>
          <table:table-cell office:value-type="string" calcext:value-type="string">
            <text:p>SCF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verse Displacement</text:p>
          </table:table-cell>
          <table:table-cell table:formula="of:=[.$B$32]*(1-COS(RADIANS([.$B$5])))" office:value-type="float" office:value="0.0759612349389599" calcext:value-type="float">
            <text:p>0.08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Transverse Displacement</text:p>
          </table:table-cell>
          <table:table-cell table:style-name="ce8" table:formula="of:=[.B32]*(1-COS(RADIANS([.$B$5])))" office:value-type="float" office:value="0.0759612349389599" calcext:value-type="float">
            <text:p>0.08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0:40:25.750138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2:57:55.800949046</meta:creation-date>
    <dc:date>2025-06-05T11:15:54.994666849</dc:date>
    <meta:editing-duration>PT1H31M54S</meta:editing-duration>
    <meta:editing-cycles>13</meta:editing-cycles>
    <meta:generator>LibreOffice/24.2.7.2$Linux_X86_64 LibreOffice_project/420$Build-2</meta:generator>
    <meta:document-statistic meta:table-count="1" meta:cell-count="197" meta:object-count="0"/>
  </office:meta>
</office:document-meta>
</file>